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bb35" officeooo:paragraph-rsid="000bbb35"/>
    </style:style>
    <style:style style:name="P2" style:family="paragraph" style:parent-style-name="Standard" style:list-style-name="L1">
      <style:text-properties officeooo:rsid="000bbb35" officeooo:paragraph-rsid="000bbb35"/>
    </style:style>
    <style:style style:name="P3" style:family="paragraph" style:parent-style-name="Standard">
      <style:text-properties officeooo:rsid="000bbb35" officeooo:paragraph-rsid="000ce0ea"/>
    </style:style>
    <style:style style:name="P4" style:family="paragraph" style:parent-style-name="Standard">
      <style:text-properties fo:font-weight="bold" officeooo:rsid="000bbb35" officeooo:paragraph-rsid="000bbb35" style:font-weight-asian="bold" style:font-weight-complex="bold"/>
    </style:style>
    <style:style style:name="P5" style:family="paragraph" style:parent-style-name="Standard">
      <style:text-properties fo:font-weight="bold" officeooo:rsid="00130d6c" officeooo:paragraph-rsid="00130d6c" style:font-weight-asian="bold" style:font-weight-complex="bold"/>
    </style:style>
    <style:style style:name="P6" style:family="paragraph" style:parent-style-name="Standard">
      <style:text-properties fo:font-weight="bold" officeooo:rsid="002d9d1d" officeooo:paragraph-rsid="002d9d1d" style:font-weight-asian="bold" style:font-weight-complex="bold"/>
    </style:style>
    <style:style style:name="P7" style:family="paragraph" style:parent-style-name="Standard">
      <style:text-properties fo:font-weight="bold" officeooo:rsid="003df741" officeooo:paragraph-rsid="003df741" style:font-weight-asian="bold" style:font-weight-complex="bold"/>
    </style:style>
    <style:style style:name="P8" style:family="paragraph" style:parent-style-name="Standard">
      <style:text-properties fo:font-weight="bold" officeooo:rsid="003ed912" officeooo:paragraph-rsid="003ed912" style:font-weight-asian="bold" style:font-weight-complex="bold"/>
    </style:style>
    <style:style style:name="P9" style:family="paragraph" style:parent-style-name="Standard">
      <style:text-properties fo:font-weight="normal" officeooo:rsid="00130d6c" officeooo:paragraph-rsid="00130d6c" style:font-weight-asian="normal" style:font-weight-complex="normal"/>
    </style:style>
    <style:style style:name="P10" style:family="paragraph" style:parent-style-name="Standard">
      <style:text-properties fo:font-weight="normal" officeooo:rsid="0013354e" officeooo:paragraph-rsid="0013354e" style:font-weight-asian="normal" style:font-weight-complex="normal"/>
    </style:style>
    <style:style style:name="P11" style:family="paragraph" style:parent-style-name="Standard">
      <style:text-properties fo:font-weight="normal" officeooo:rsid="001526d7" officeooo:paragraph-rsid="001526d7" style:font-weight-asian="normal" style:font-weight-complex="normal"/>
    </style:style>
    <style:style style:name="P12" style:family="paragraph" style:parent-style-name="Standard">
      <style:text-properties fo:font-weight="normal" officeooo:rsid="00195480" officeooo:paragraph-rsid="002646e6" style:font-weight-asian="normal" style:font-weight-complex="normal"/>
    </style:style>
    <style:style style:name="P13" style:family="paragraph" style:parent-style-name="Standard">
      <style:text-properties fo:font-weight="normal" officeooo:rsid="001a454d" officeooo:paragraph-rsid="001a454d" style:font-weight-asian="normal" style:font-weight-complex="normal"/>
    </style:style>
    <style:style style:name="P14" style:family="paragraph" style:parent-style-name="Standard">
      <style:text-properties fo:font-weight="normal" officeooo:rsid="001c17c8" officeooo:paragraph-rsid="001c17c8" style:font-weight-asian="normal" style:font-weight-complex="normal"/>
    </style:style>
    <style:style style:name="P15" style:family="paragraph" style:parent-style-name="Standard">
      <style:text-properties fo:font-weight="normal" officeooo:rsid="002646e6" officeooo:paragraph-rsid="002646e6" style:font-weight-asian="normal" style:font-weight-complex="normal"/>
    </style:style>
    <style:style style:name="P16" style:family="paragraph" style:parent-style-name="Standard">
      <style:text-properties fo:font-weight="normal" officeooo:rsid="002a00b2" officeooo:paragraph-rsid="002a00b2" style:font-weight-asian="normal" style:font-weight-complex="normal"/>
    </style:style>
    <style:style style:name="P17" style:family="paragraph" style:parent-style-name="Standard">
      <style:text-properties fo:font-weight="normal" officeooo:rsid="002d9d1d" officeooo:paragraph-rsid="002d9d1d" style:font-weight-asian="normal" style:font-weight-complex="normal"/>
    </style:style>
    <style:style style:name="P18" style:family="paragraph" style:parent-style-name="Standard" style:list-style-name="L3">
      <style:text-properties fo:font-weight="normal" officeooo:rsid="002da59b" officeooo:paragraph-rsid="002da59b" style:font-weight-asian="normal" style:font-weight-complex="normal"/>
    </style:style>
    <style:style style:name="P19" style:family="paragraph" style:parent-style-name="Standard" style:list-style-name="L3">
      <style:text-properties fo:font-weight="normal" officeooo:rsid="002f3a4b" officeooo:paragraph-rsid="002f3a4b" style:font-weight-asian="normal" style:font-weight-complex="normal"/>
    </style:style>
    <style:style style:name="P20" style:family="paragraph" style:parent-style-name="Standard" style:list-style-name="L3">
      <style:text-properties fo:font-weight="normal" officeooo:rsid="00328a55" officeooo:paragraph-rsid="00328a55" style:font-weight-asian="normal" style:font-weight-complex="normal"/>
    </style:style>
    <style:style style:name="P21" style:family="paragraph" style:parent-style-name="Standard">
      <style:text-properties fo:font-weight="normal" officeooo:rsid="00328a55" officeooo:paragraph-rsid="00328a55" style:font-weight-asian="normal" style:font-weight-complex="normal"/>
    </style:style>
    <style:style style:name="P22" style:family="paragraph" style:parent-style-name="Standard" style:list-style-name="L4">
      <style:text-properties fo:font-weight="normal" officeooo:rsid="00328a55" officeooo:paragraph-rsid="00328a55" style:font-weight-asian="normal" style:font-weight-complex="normal"/>
    </style:style>
    <style:style style:name="P23" style:family="paragraph" style:parent-style-name="Standard" style:list-style-name="L3">
      <style:text-properties fo:font-weight="normal" officeooo:rsid="003474c7" officeooo:paragraph-rsid="003474c7" style:font-weight-asian="normal" style:font-weight-complex="normal"/>
    </style:style>
    <style:style style:name="P24" style:family="paragraph" style:parent-style-name="Standard">
      <style:text-properties fo:font-weight="normal" officeooo:rsid="003a4d8e" officeooo:paragraph-rsid="003a4d8e" style:font-weight-asian="normal" style:font-weight-complex="normal"/>
    </style:style>
    <style:style style:name="P25" style:family="paragraph" style:parent-style-name="Standard">
      <style:text-properties officeooo:rsid="0014abda" officeooo:paragraph-rsid="0014abda"/>
    </style:style>
    <style:style style:name="P26" style:family="paragraph" style:parent-style-name="Standard" style:list-style-name="L1">
      <style:text-properties officeooo:rsid="0017f5f6" officeooo:paragraph-rsid="0017f5f6"/>
    </style:style>
    <style:style style:name="T1" style:family="text">
      <style:text-properties officeooo:rsid="000ce0ea"/>
    </style:style>
    <style:style style:name="T2" style:family="text">
      <style:text-properties officeooo:rsid="0014abda"/>
    </style:style>
    <style:style style:name="T3" style:family="text">
      <style:text-properties officeooo:rsid="0017f5f6"/>
    </style:style>
    <style:style style:name="T4" style:family="text">
      <style:text-properties officeooo:rsid="001a454d"/>
    </style:style>
    <style:style style:name="T5" style:family="text">
      <style:text-properties style:font-name="Liberation Serif1"/>
    </style:style>
    <style:style style:name="T6" style:family="text">
      <style:text-properties style:font-name="Liberation Serif1" officeooo:rsid="00210994"/>
    </style:style>
    <style:style style:name="T7" style:family="text">
      <style:text-properties style:font-name="Liberation Serif1" officeooo:rsid="0022c6bc"/>
    </style:style>
    <style:style style:name="T8" style:family="text">
      <style:text-properties style:font-name="Liberation Serif1" officeooo:rsid="00242b38"/>
    </style:style>
    <style:style style:name="T9" style:family="text">
      <style:text-properties style:font-name="Liberation Serif1" officeooo:rsid="001a454d"/>
    </style:style>
    <style:style style:name="T10" style:family="text">
      <style:text-properties style:font-name="Liberation Serif1" officeooo:rsid="0026d912"/>
    </style:style>
    <style:style style:name="T11" style:family="text">
      <style:text-properties style:font-name="Liberation Serif1" officeooo:rsid="0027db7e"/>
    </style:style>
    <style:style style:name="T12" style:family="text">
      <style:text-properties style:font-name="Liberation Serif1" officeooo:rsid="0028f5c4"/>
    </style:style>
    <style:style style:name="T13" style:family="text">
      <style:text-properties style:font-name="Liberation Serif1" officeooo:rsid="002a00b2"/>
    </style:style>
    <style:style style:name="T14" style:family="text">
      <style:text-properties style:font-name="Liberation Serif1" officeooo:rsid="00312823"/>
    </style:style>
    <style:style style:name="T15" style:family="text">
      <style:text-properties style:font-name="Liberation Serif1" officeooo:rsid="00328a55"/>
    </style:style>
    <style:style style:name="T16" style:family="text">
      <style:text-properties style:font-name="Liberation Serif1" officeooo:rsid="00373d34"/>
    </style:style>
    <style:style style:name="T17" style:family="text">
      <style:text-properties style:font-name="Liberation Serif1" officeooo:rsid="003afbc2"/>
    </style:style>
    <style:style style:name="T18" style:family="text">
      <style:text-properties style:font-name="Liberation Serif1" officeooo:rsid="003df741"/>
    </style:style>
    <style:style style:name="T19" style:family="text">
      <style:text-properties officeooo:rsid="002646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text:p>
      <text:p text:style-name="P3">This report is a write up for the first Mobile Solutions assignment. <text:span text:style-name="T1">The assignement was to create an android application using <text:s/>jQuery Mobile , HTML and javascript. The application would then be built using PhoneGap. The android application needed to be able to store visits on user request. The visit would include notes, a photo from the phones camera, the location information and the date/time.</text:span></text:p>
      <text:p text:style-name="P3"/>
      <text:p text:style-name="P25">A Phonegap project and an APK file was available to us to help start the process of implementation. I based the majority of my implementation off of the Phonegap project.</text:p>
      <text:p text:style-name="P3"/>
      <text:p text:style-name="P3">The report will include the following:</text:p>
      <text:list xml:id="list1982105044" text:style-name="L1">
        <text:list-item>
          <text:p text:style-name="P2">How I went about implementing the assignment.</text:p>
        </text:list-item>
        <text:list-item>
          <text:p text:style-name="P2">Problems that I encountered.</text:p>
        </text:list-item>
        <text:list-item>
          <text:p text:style-name="P2">Evidence of the application working.</text:p>
        </text:list-item>
        <text:list-item>
          <text:p text:style-name="P26">Testing</text:p>
        </text:list-item>
        <text:list-item>
          <text:p text:style-name="P2">Evaluation – including what I have learnt.</text:p>
        </text:list-item>
      </text:list>
      <text:p text:style-name="P1"/>
      <text:p text:style-name="P5">Process of Implentation</text:p>
      <text:p text:style-name="P10">After reading the assignment specification I began to look at the provided code to make sense of it. I found the code and comments very informative as <text:span text:style-name="T2">I have very little experience in web development. Once I had a rough idea of the conference app implementation I began striping it down, removing Javascript code and HTML. I then had a bare application with very limited functionality including events that would trigger on page changes. </text:span></text:p>
      <text:p text:style-name="P9"/>
      <text:p text:style-name="P11">I began by creating the visit form that the user would fill in when submitting a visit. The form was easy to create. <text:span text:style-name="T3">Using the jQuery Mobile documentation I found source code to create buttons with a nice look for an android application. As the specification didn’t specify that the picture or notes were required, or if anything was required, for a visit I decided to add another input parameter for the user - “Title”. This meant that notes and/or an image were optional. Once I had the form in place I needed to be able to create an image using an android phones camera.</text:span></text:p>
      <text:p text:style-name="P11"/>
      <text:p text:style-name="P12">I was surprised at how easy it was to implement the functionality for the Camera. The Cordova-plugin-camera online documentation led me through the installation of the plugin to the phonegap project. Within the documentation there were enough examples of how to use the plugin with the javascript. <text:span text:style-name="T19">Using the examples I was able to successfully implement the camera functionality and display the image on the webpage.</text:span></text:p>
      <text:p text:style-name="P12"/>
      <text:p text:style-name="P12">A problem I found was that the camera didn’t allow functionality to the gallery, this wasn’t a requirement in the specification but I decided to add this additional feature using an additional button. </text:p>
      <text:p text:style-name="P12"/>
      <text:p text:style-name="P12">Access to the gallery used the same functions as gaining access to the camera, <text:span text:style-name="T4">the only difference being that the options passed to the plugin function (“.getPicture()”) required different parameters. When selecting images from the gallery I noticed that the images would often rotate 90</text:span><text:span text:style-name="T9"> degrees. This was when the images choosen were a “.Jpg” file. After researching the cause of this, I found that the camera plugin has an option to return the image in it’s correct orientation. I found this an unusal option to require but the documentation mentioned the reason as a</text:span><text:span text:style-name="T6">n</text:span><text:span text:style-name="T9"> “android quirk”.</text:span></text:p>
      <text:p text:style-name="P13"><text:span text:style-name="T5"/></text:p>
      <text:p text:style-name="P14"><text:span text:style-name="T5">As the plugin required to be </text:span><text:span text:style-name="T8">ran</text:span><text:span text:style-name="T5"> on a Phonegap application, the gallery or camera feature could not be tested using a browser with development tools. </text:span><text:span text:style-name="T6">This slowed down development as I needed to tweek options slightly and rebuild a few times. Once this was working, if I wasn’t using </text:span><text:span text:style-name="T8">it as a</text:span><text:span text:style-name="T6"> phonegap </text:span><text:span text:style-name="T8">application</text:span><text:span text:style-name="T6">, on gallery or camera click I would </text:span><text:span text:style-name="T7">use</text:span><text:span text:style-name="T6"> a random image from online.</text:span></text:p>
      <text:p text:style-name="P14"><text:soft-page-break/><text:span text:style-name="T6"/></text:p>
      <text:p text:style-name="P15"><text:span text:style-name="T6">T</text:span><text:span text:style-name="T5">he data that was entered </text:span><text:span text:style-name="T10">needed to be stored. The specificaiton mentioned that a WebSQL API could be used, though an IndexDB solution could also be used. I decided to choose IndexDB for additional flair marks. I spent many hours trying to set up the local datastore using the online documentation and online guides with no success. While searching for solutions I found a wrapper f</text:span><text:span text:style-name="T11">or IndexDB called “LocalForage”, </text:span><text:span text:style-name="T18">a key-value pair solution</text:span><text:span text:style-name="T11">. </text:span><text:span text:style-name="T12">After failure trying to get IndexDB to work, I managed to get LocalForage working within an hour. My main reason for using the IndexDB wrapper, LocalForage, is because I </text:span><text:span text:style-name="T13">couldn’t</text:span><text:span text:style-name="T12"> get the standaloen IndexDB to work.</text:span></text:p>
      <text:p text:style-name="P15"><text:span text:style-name="T12"/></text:p>
      <text:p text:style-name="P16"><text:span text:style-name="T12">O</text:span><text:span text:style-name="T5">nce I realised how simple LocalForage was to use, I was able to save the </text:span><text:span text:style-name="T16">text </text:span><text:span text:style-name="T5">data entered within local storage. </text:span><text:span text:style-name="T16">As the image was returned as a base64 string, this was also very easy to store and retrieve.</text:span></text:p>
      <text:p text:style-name="P16"><text:span text:style-name="T5"/></text:p>
      <text:p text:style-name="P24"><text:span text:style-name="T5">To view the visits that had been stored locally, I adapted the function that Chris Loftus provided for the Conference application. The provided code retrieved an array and iterated over each item to buil</text:span><text:span text:style-name="T17">d</text:span><text:span text:style-name="T5"> a view to render. This was very easy to adapt for the visits as LocalForage provides a function to iterate over every item in the datastore. </text:span><text:span text:style-name="T17">As the items in the datastore are stored in the order they are created, this would iterate over them in date order, newest at the top. </text:span><text:span text:style-name="T18">An anchor was added with the key id in the url as a parameter.</text:span></text:p>
      <text:p text:style-name="P24"><text:span text:style-name="T18"/></text:p>
      <text:p text:style-name="P7"><text:span text:style-name="T5">Anchor issue</text:span></text:p>
      <text:p text:style-name="P7"><text:span text:style-name="T5"/></text:p>
      <text:p text:style-name="P8"><text:span text:style-name="T5">Delete func</text:span></text:p>
      <text:p text:style-name="P8"><text:span text:style-name="T5"/></text:p>
      <text:p text:style-name="P8"><text:span text:style-name="T5">icon and splash</text:span></text:p>
      <text:p text:style-name="P8"><text:span text:style-name="T5"/></text:p>
      <text:p text:style-name="P8"><text:span text:style-name="T5">map</text:span></text:p>
      <text:p text:style-name="P8"><text:span text:style-name="T5"/></text:p>
      <text:p text:style-name="P8"><text:span text:style-name="T5">info windows</text:span></text:p>
      <text:p text:style-name="P24"><text:span text:style-name="T17"/></text:p>
      <text:p text:style-name="P24"><text:span text:style-name="T17"/></text:p>
      <text:p text:style-name="P6"><text:span text:style-name="T5">Flair</text:span></text:p>
      <text:p text:style-name="P17"><text:span text:style-name="T5">This section will include the additional functionality that was included in order to gain flair marks as per the specification.</text:span></text:p>
      <text:list xml:id="list2389966685" text:style-name="L3">
        <text:list-item>
          <text:p text:style-name="P18"><text:span text:style-name="T5">Requir</text:span><text:span text:style-name="T15">e</text:span><text:span text:style-name="T5">ment of the Title Attribute of a visit.</text:span></text:p>
        </text:list-item>
        <text:list-item>
          <text:p text:style-name="P20"><text:span text:style-name="T5">The use of the IndexDB wrapper – LocalForage.</text:span></text:p>
        </text:list-item>
        <text:list-item>
          <text:p text:style-name="P18"><text:span text:style-name="T5">Ability to add photos that already exist on the phone, not just photos taken from the camera. Both the camera and gallery functionality use the Cordova-Plugin-Camera.</text:span></text:p>
        </text:list-item>
        <text:list-item>
          <text:p text:style-name="P19"><text:span text:style-name="T5">When a user submits their visit, the latitude and longitude is used for geocode reversing </text:span><text:span text:style-name="T14">with the </text:span><text:span text:style-name="T5"><text:s/>Google Maps API. </text:span><text:span text:style-name="T14">This allows to pinpoint the address that the image was taken and is then displayed to the user when they are viewing a single visit.</text:span></text:p>
        </text:list-item>
        <text:list-item>
          <text:p text:style-name="P23"><text:span text:style-name="T14">D</text:span><text:span text:style-name="T5">elete functionality of a single visit.</text:span></text:p>
        </text:list-item>
        <text:list-item>
          <text:p text:style-name="P20"><text:span text:style-name="T5">I have taken advantage of the ability to add icons and splash screens to the application. </text:span></text:p>
        </text:list-item>
        <text:list-item>
          <text:p text:style-name="P20"><text:span text:style-name="T5">The use of information windows:</text:span></text:p>
        </text:list-item>
      </text:list>
      <text:list xml:id="list539264364" text:style-name="L4">
        <text:list-item>
          <text:list>
            <text:list-item>
              <text:p text:style-name="P22"><text:span text:style-name="T5">To show the user the location they are in when they load the map tab.</text:span></text:p>
            </text:list-item>
            <text:list-item>
              <text:p text:style-name="P22"><text:span text:style-name="T5">To show information about the visit.</text:span></text:p>
            </text:list-item>
          </text:list>
        </text:list-item>
      </text:list>
      <text:p text:style-name="P21"><text:span text:style-name="T5"/></text:p>
      <text:p text:style-name="P8"><text:span text:style-name="T5">Show app working</text:span></text:p>
      <text:p text:style-name="P8"><text:span text:style-name="T5">Eval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7:02:20.609316124</meta:creation-date>
    <dc:date>2019-03-12T00:00:54.369787468</dc:date>
    <meta:editing-duration>PT1H24M25S</meta:editing-duration>
    <meta:editing-cycles>34</meta:editing-cycles>
    <meta:generator>LibreOffice/6.0.7.3$Linux_X86_64 LibreOffice_project/00m0$Build-3</meta:generator>
    <meta:document-statistic meta:table-count="0" meta:image-count="0" meta:object-count="0" meta:page-count="2" meta:paragraph-count="37" meta:word-count="1002" meta:character-count="5807" meta:non-whitespace-character-count="4849"/>
  </office:meta>
</office:document-meta>
</file>